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FMono-Regular" svg:font-family="SFMono-Regula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#FFFFFF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wrap-option="wrap" fo:background-color="#FFFFFF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wrap-option="wrap" fo:background-color="#FFFF00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B050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0000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00"/>
    </style:style>
    <style:style style:name="ce18" style:family="table-cell" style:parent-style-name="Default" style:data-style-name="N0">
      <style:table-cell-properties style:vertical-align="middle" fo:background-color="#FF0000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middle" fo:background-color="#00B05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4" style:family="table-cell" style:parent-style-name="Default" style:data-style-name="N0">
      <style:table-cell-properties style:vertical-align="automatic" fo:wrap-option="wrap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24292E" style:font-name="SFMono-Regular" style:font-name-asian="SFMono-Regular" style:font-name-complex="SFMono-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0.505208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8666666666667cm" style:use-optimal-column-width="true"/>
    </style:style>
    <style:style style:name="co4" style:family="table-column">
      <style:table-column-properties fo:break-before="auto" style:column-width="47.3604166666667cm" style:use-optimal-column-width="true"/>
    </style:style>
    <style:style style:name="co5" style:family="table-column">
      <style:table-column-properties fo:break-before="auto" style:column-width="8.46666666666667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3.65125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4.55083333333333cm"/>
    </style:style>
    <style:style style:name="co17" style:family="table-column">
      <style:table-column-properties fo:break-before="auto" style:column-width="6.00604166666667cm"/>
    </style:style>
    <style:style style:name="co18" style:family="table-column">
      <style:table-column-properties fo:break-before="auto" style:column-width="5.13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ets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EQUIPMENT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ription: "A piece of equipment."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pt_use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nufacturer_label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- model_label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- guid_label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point-types" table:style-name="ta1">
        <table:table-column table:style-name="co3" table:default-cell-style-name="ce3"/>
        <table:table-column table:style-name="co2" table:number-columns-repeated="16383" table:default-cell-style-name="ce1"/>
        <table:table-row table:style-name="ro1">
          <table:table-cell office:value-type="string" table:style-name="ce4">
            <text:p>- building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uilding_air_static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ypass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bypass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bypass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differential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isolation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irculation_pump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pressor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pressor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NKNOW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pressor_speed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condenser_saturation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output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fferential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cool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speed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EDI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ryer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conomizer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vaporator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evaporator_saturation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NKNOW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speed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fan_speed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a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an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er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let_guidevan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solation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solation_damper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ine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ine_powerfacto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op_chilled_water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op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n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n_chilled_wate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ventilation_outside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ventilation_outside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ventilation_outside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xed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specificenthalp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wetbulb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versing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eed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eed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static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NKNOW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speed_frequency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speed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speed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request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request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surization_request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co2_concentration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co2_concentration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co_concentration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cool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refrigerant_concentration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deadband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ypass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ypass_return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ypass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irculation_pump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generation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generation_return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generation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ld_aisle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ehumidificatio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ehumidificatio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speed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hwasher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illumin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vaporative_cooler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damper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static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ilter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lue_gas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stage_run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cooling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water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_discharge_fan_speed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ot_aisle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umidification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umidificatio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umidificatio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eaving_heating_coil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discharge_fan_speed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keup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keup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edium_discharge_fan_speed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n_outside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n_outside_air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xed_ai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damper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dewpoint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imary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duction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de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econdary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econdary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hade_extent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hade_tilt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outheast_illumin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outhwest_illumin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eed_frequency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ray_pump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pray_pump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cool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illumin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co_concentration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de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isolation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pressor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wind_linearveloc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wind_linearveloc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er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thermal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ercise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un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MISSION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LUSH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NEUTR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NU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al_resist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occupancy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CCUPI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NKNOW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NOCCUPI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eaving_cooling_coil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eaving_cooling_coil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water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water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stage_run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cool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fan_speed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oost_fan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oost_fan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mpressor_speed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building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exhaust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an_speed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isolation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umidifi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xing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heating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air_static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e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humidification_relative_humidity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isolation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building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exhaust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static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voc_concentration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voc_concentration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imary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isolation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thermal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xhaust_air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ast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est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chilled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chilled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eaving_air_preheating_coil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stage_run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n_return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cooling_thermal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return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supply_wate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supply_water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differential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differential_press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isolation_valve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ocess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refrigerant_concentration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pparent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nergy_accumul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verage_line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verage_line_neutral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verage_inter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line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neutral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phase2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phase3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powerfacto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line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neutral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phase3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powerfacto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3_line_current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3_neutral_line_vol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3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3_powerfacto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owerfacto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active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mm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alendar_sync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CESS_FAIL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ALENDAR_STARTU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ALENDAR_SUCC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BSCRIPTION_FAIL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AITING_FOR_RESPON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ference_id_hash_lab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ference_id_match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OES_NOT_MATC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TCH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ference_call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tched_event_id_lab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essage_coun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next_event_end_timestam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next_event_start_timestam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going_event_end_timestam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going_event_start_timestam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going_event_id_lab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oom_calendar_email_lab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ser_occupancy_overrid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ABL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NABL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lluminanc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bypass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er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utside_air_damper_stat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umidification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speed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heating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amper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amp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limit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gas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gas_volume_accumul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ater_volume_accumul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gas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water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water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ing_water_flowrat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offset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turn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return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return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return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return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static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supply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return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supply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return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supply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return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supply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eat_exchange_return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return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return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return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supply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return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isolation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isolation_valve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isolation_valv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P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LOS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supply_water_isolation_valv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amper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ventilation_request_cou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evaporator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condenser_press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suction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refrigerant_discharge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limit_outside_air_damper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weeper_pump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weeper_pump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vaporative_cooler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verage_supply_air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trol_mod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NU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oling_thermal_energy_accumul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article_concentration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_limit_supply_air_cooling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_limit_supply_air_heating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limit_supply_air_ventilation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limit_supply_air_flowrat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_limit_supply_air_flowrate_setpoint # used when the device doesn't necessarily provide a cooling max flo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chedule_run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ewpoint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air_dewpoint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ltraviolet_lamp_run_command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ultraviolet_lamp_run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illed_water_flowrat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flowrat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static_pressur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ilter_differential_pressur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high_level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level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ower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B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abric_protection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ailed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ilter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aster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upply_fan_failed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moke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ater_leak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differential_pressure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st_power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otion_stat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attery_charge_status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HARG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TANDB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attery_charg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rightness_percentage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broken_cable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gas_leak_detection_alar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water_leak_detection_alar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ire_alar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mergency_release_stat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osition_stat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entering_cooling_coil_temperatur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lost_power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ow_discharge_air_flowrate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fan_failed_alarm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INAC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discharge_air_linearveloc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condensing_water_bypass_valve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scene_index_comman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line_frequenc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1_apparent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2_apparent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phase3_apparent_power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voc_percentag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voc_percentage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unoccupied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zone_air_occupied_heating_temperature_setpoi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xed_air_relative_humidity_sen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- mixed_air_dewpoint_temperature_sensor</text:p>
          </table:table-cell>
          <table:table-cell table:number-columns-repeated="16383"/>
        </table:table-row>
        <table:table-row table:number-rows-repeated="1047914" table:style-name="ro1">
          <table:table-cell table:number-columns-repeated="16384"/>
        </table:table-row>
      </table:table>
      <table:table table:name="point-descriptors" table:style-name="ta1">
        <table:table-column table:style-name="co4" table:default-cell-style-name="ce3"/>
        <table:table-column table:style-name="co2" table:number-columns-repeated="16383" table:default-cell-style-name="ce1"/>
        <table:table-row table:style-name="ro1">
          <table:table-cell office:value-type="string" table:style-name="ce4">
            <text:p>average: "Average value (e.g. average_zone_air_temperature_sensor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x: "Maximum value (e.g. Max_Cooling_Air_Flow_Setpoint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: "Minimum value (e.g. Min_Ventilation_Air_Flow_Setpoint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otal: "Sum total of some set of values (e.g. total_request_heating_count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onent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ttery: "A device used to store power for use at a later time (e.g. in an emergency where grid power is unavailable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ble: "A length of wire, sometimes shielded externally, used for some purpose (e.g. steel braided wire for tensile support, CAT5 cable for communications, etc.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il: "Component that exchanges heat between two media stream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ressor: "Component which drives refrigerant compression (and thus cooling processes) within a device or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enser: "The component of a refrigeration system that condenses refrigera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roller: "Control loop, such as a PID controll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oler: "Device used to cool product (e.g. walk-in food cooler) or media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amper: "Component which meters the flow of air within a system or devi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humidifier: "Device used to dehumidify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vice: "The core equipment being represented by the Field grouping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al: "Adjustment device (e.g. setpoint dial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mmer: "A device which can reduce lighting output of a lamp (thus 'dimming' the light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hwasher: "Device that washes dish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yer: "A component used for drying cloth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vaporator: "The component of a refrigeration system that evaporates refrigera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n: "Component used for the distribution of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ter: "Component used for removing dust and other particulate matter from the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uid: "Globally unique identifier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uidevane: "Control vanes that meter refrigerant (on a centrifugal chiller) or air (on an AHU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ter: "Component which provides heat to media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umidifier: "Component which humidifi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mp: "The component of a lighting device that emits the ligh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mp: "Component used for the distribution of liquid media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ade: "Window cover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nk : "Storage device for media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alve: "Component which meters the flow of water within a system or devi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ane: "Component for guiding media flow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heel: "Component used for transfer of heat from incoming to outgoing air streams.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criptor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ir: "Atmospheric air, either conditioned or unconditioned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isle: "Passage between two rows of server rack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lowdown: "Process of expelling water filled with mineral deposits for the purposes of water treatment.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ost: "Component used to boost pressur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oken: "A state of disrepair; fractured or segment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uilding: "Applies to the entire building or group of zones within building (e.g. Building_Air_Static_Pressure_Sensor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ypass: "Route which fluid takes to bypass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endar: "A system structured around the days, weeks, and the months, used to manage schedul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l: "An action of speaking or meeting among multiple peopl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illed: "Cold water (typically 40 - 50F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irculation: "Process or component used to circulate fluid through a device or system (typically onboard a boile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: "Measures carbon monoxide concentra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2: "Measures carbon dioxide concentra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generation: "Associated with a cogeneration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ld: "Associated with cold area or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ensing: "Process of gaseous refrigerant changing to liqui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ference: "An instance of speaking or meeting among multiple peopl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rol: "The process of governing the actions of a devi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oling: "Process, measured effect or requirement for cool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humidification: "Process of removing moisture from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tection : "Process of identifying condition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charge: "Media leaving system to enter ambient conditioned space. Typically applies only to air-side system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st: "Cardinal direction; opposite of west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conomizer: "Process or component responsible for the utilization of free cool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lectric: "Process or component driven by electricity (as to distinguish from natural gas, for instance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ail: "A unique identifier address in the Interne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ergency : "a situation that poses an immediate risk to health, life property, or environme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ering: " The process of going into a thing (e.g. entering a heat exchange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vaporative: "Process associated with the evaporation of wat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vent: "A thing of occassion that happen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hange: "the transfer of heat from one fluid stream to anoth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ercise: "Mode of running equipment to maintain functionality ('exercise mode'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haust: "Process or component used in the removal of air from a conditioned system to the outside atmospher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bric: "Textile material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re : "a potential to cause physical damage through burning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ue: "Chimney for conveying exhaust ga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## TODO: make it so gas only has one mean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s: "Process or component driven by natural gas (as to distinguish from electric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lycol: "Liquid mixture consisting of glycol and water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uide: "Component used to guide flow of media or movement of compone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sh: "A computed value that is converted from an original valu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ting: "Process, measured effect or requirement for heat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at: "Quality of media indicating energy level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igh: "Level of control or measurement; above medium and low; opposite of low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t: "Associated with hot area or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umidification: "Process of adding moisture to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: "An identification or identifi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let: "Area of media entran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put: "The input to a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ter: "Represents something in between references (e.g. average_inter_line_voltage, the average voltage between lines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solation: "Process of isolating one component or process from anoth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ak : "Media leaving the system abnormally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aving: "Area where media leaves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mit: "A boundary condition for a control (e.g. low limit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ne: "Refers to the incoming electrical feed (e.g. line current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op: "Recirculating loop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w: "Level of control or measurement; below medium and high; opposite of high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up: "Process of adding (\"making-up\") water that has been lost due to blowdown or evapora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ufacturer: "The company which produces the asset or devi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tched: "A collection of things that are put together as being equal, similar, or complementary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ster: "Highest priority (or primary control) device, sensor, etc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dium: "Level of control or measurement; between high and low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ssage: "A communication sent to or left for a recipie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xed: "Process or component used to mix multiple streams of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xing: "Process of mixing substan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del: "Particular design version of an asset (e.g. model_label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utral: "Line in the electrical cirucit which carries current back to the source. Distinct from groun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xt: "Something that occurs directly in time after the present or most recent on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2: "Nitrogen dioxid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rth: "Cardinal direction; opposite of south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ccupancy: "State of being occupi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ccupied: "State of being within scheduled (time of day or week) run-time parameter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going: "Hapenning currently, right now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put: "The output of a control loop (e.g. PID Loop Output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ticle: "A very fine clump of solid matt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side: "Process or measurement of local atmospheric condition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ase1: "The first (nominally A) phase of three-phase power distribution system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ase2: "The second (nominally B) phase of three-phase power distribution system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ase3: "The third (nominally C) phase of three-phase power distribution system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hotocatalyst : "a material that uses absorbed light energy (usually UV) to drive desired reactions that would not otherwise proceed under ambient conditions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heating: "Process of preheat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ssurization: "Relating to the level of pressure in a system or vessel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mary: "Associated with the primary (production) loop of a production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cess: "Act of process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duction: "The loop in a system that is responsible for the conditioning of flui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tection: "Act of preventing damage to objec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active: "Power that is returned to the source (not consumed by the loa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overy: "Component or process used for the reclamation of hea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ease: "To free from constraints (e.g. to release the door from its magnetic lock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frigerant: "Substance used in the mechanical refrigeration process (e.g. R-134a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quest: "A signal from a system device that calls for more of a particular conditioning process (e.g. pressure requests from terminal units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turn: "Measurement or process of media as it is returned from the end-use equipment within the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ersing: "Reverses direction of flow (e.g. reversing valve on heat pump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om: "A space that can be occupied, or a part or division of a building or floor enclosed by wall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ene : "The holistic ambience achieved from coordinated control of an area's lighting levels and colors. One of many stored setpoints that may be recalled to apply predetermined lighting levels across a number of fixtur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hedule: "Refers to the time-of-day run-time requirements for the equipme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ason: "Weather conditions under which certain systems or processes are enabl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condary: "Associated with the secondary (distribution) loop of a produciton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ismic: "Related to seismic activity (such as seismic gas shutoff valves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de: "Position relative to an an objec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oke: "Visible, suspended particles created during a fir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urce: "The upstream source of conditioning (used specifically for heat exchangers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uth: "Cardinal direction; opposite of north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utheast: "Inter-cardinal direction between South and Eas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uthwest: "Inter-cardinal direction between South and Wes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ray: "Spray of water through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ge: "Discrete step (stage) of device activity (such as heating and cooling outputs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eam: "Water in gaseous for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ction: "The production of a partial vacuum in order to force fluid into a vacant space (such as refrigerant in a compresso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mmer: "Method or process used during warmer weather (i.e. summer season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pply: "Measurement or process of media as it is supplied to the end-use equipment within the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ppression : "a range of firefighting tactics used to suppress fire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weeper: "Action performed in a sump to prevent sediment build-up via water turbulen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ync: "The simultaneous operation or activity of two or more thing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rtiary: "Associated with the tertiary (peripheral) loops of a production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ltraviolet: "A short wavelength type of light that is beyond the visible spectrum. It is damaging to DNA and cells, and is commonly used to sterilize surface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occupied: "State of being outside of scheduled (time of day or week) run-time parameter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se: "A descriptor for how the entity in question is used (e.g. zone_use_label = 'office')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ser: "A person who uses or operates someth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ntilation: "Process used to provide fresh air into a system or zone.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c: "Measures volatile organic component concentra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ater: "Water in liquid form, conditioned or unconditioned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est: "Cardinal direction; opposite of east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d: "Movement of ambient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ter: "Method or process used during colder weather (i.e. winter season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ne: "Region of building which is condition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asurement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centration: "Concentration of chemical (usually in parts per million or parts per billion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rrent: "Flow of electric charg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ergy: " The quantitative property that must be transferred to an object to perform work (default electrical unless otherwise modifie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owrate: "Rate of fluid movemen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equency: "The rate of cycling within a process. Typically used to describe voltage (and amperage) oscillation within AC power distribution component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umidity: "Concentration of water vapor in air (conditioned or unconditione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lluminance: "Measurement of ligh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vel: "The height of something with regard to a datum (e.g. the water level of a tank relative to the bottom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nearvelocity: "Example: wind speed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centage: "Measurement per hundr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factor: "Ratio of real and apparent powe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wer: "Rate of energy consumption (assumed context is electrical and real, unless otherwise modifie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ssure: "Measured force per unit area within a system or proce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istance: "Electrical resistan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cificenthalpy: "Measure of energy of air per unit mas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mperature: "Measures the temperature of media within a process or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ltage: "Electrical potential difference between two reference point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lume: "The quantity of three-dimensional space contained by a closed surfa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asurement_descriptor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solute: "Quality of media with respect to non-relativistic boudaries (e.g. absolute temperature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parent: "The combination of reactive and real components (powe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ightness: "Giving out or reflecting light; overall level of light in a spac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rge: "The state of power storage (e.g. charged, not charged, discharged, etc.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osed: "Indicates full closed (for two-position actuators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adband: "Represents a range in which the controller does not do anyth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wpoint: "The thermodynamic point at which water condenses from standing air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ferential: "Measured difference between two reference points (e.g. differential_water_pressure)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fficiency: "The ratio of required input to actual output. 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d: "Indicates a final part of something, especially a period of time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tent: "Distance travelle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iled: "Indicates that a point is not operating as intended or is incapable of operat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st: "Indicates that a point has lost some quality or quantity inadvertently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tch: "A function that matches something against other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tion: "Detectable movement of a th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ex: "An integer which indicates the location of a particular data point in a list or numbered set (e.g. index 1 of ['a','b','c'] would return 'b', assuming the indexing starts at 0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fset: "The amount or distance by which something is out of line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pen: "Indicates full open (for two-position actuators). This is the default sense if unspecified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verride: "An action that interrupts, cancels, or changes the current action or statu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sition: "A particular way in which something is placed or arranged, such as a door in the open posi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ve: "Quality of media with respect to theoretical minimum or maximum value for a given condition (e.g. relative humidity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un: "State of being active or operating. By default applies to control program for system (eg VAV program run_comman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turation: "Point at which no more of a material can be absorbed into another material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ed: "Numeric setting of how fast to run a device, in the specified untis. Typically used to describe revolutions of a motor as a fraction of nominal or maximu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rt: "Indicates a point in time or space at which something has its origin or beginning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ic: "Resting or stagnant value (e.g. static_pressure_senso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hermal: "Relating to the transfer of hea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lt: "Degree of radial rotation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etbulb: "Describes air temperature measured at 100% relative humidity (saturation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int_type: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cumulator: "The total accumulated quantity (e.g. total energy accumulate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arm: "A point that interprets some input values qualitatively (e.g. as good or bad, normal or in alarm, etc.). Alarms are always binary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pacity: "A design parameter quantity. Ex: design motor power capacity. Is always a maximum limi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unter: "Special case of accumulator that assumes integer values and non-dimensional units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mand: "The signal given to make an action happen. Defaults to multistate unless given a measurement type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unt: "Total count of actions or requests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bel: "Identifying alias for component or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de: "Distinct mode of operation within system. Common example is economizer mode (enabled or disabled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quirement: "A lower limit design parameter (e.g. minimum flowrate requirement). Is always a lower limit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nsor: "Component used to measure some quality of a system or process. Can be feedback for an analog command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tpoint: "Control target of process or system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us: "The multistate value indicating an observed state in a piece of equipment, often indicating if a command was effected. It is a neutral observation (e.g. no quality judgment of 'good' or 'bad'). It also has no units of measurement (therefore if combined with a measurement subfield, it will indicate that the field is the directional status based on some measurement of that type, e.g. power_status equates to an on/off value based on some inference of power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cification: "The specified design value for a particular operating condition (differential pressure specification)."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mestamp: "An instant in time, represented as a numeric offset from the epoch."</text:p>
          </table:table-cell>
          <table:table-cell table:number-columns-repeated="16383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347" table:style-name="ro1">
          <table:table-cell table:number-columns-repeated="16384"/>
        </table:table-row>
      </table:table>
      <table:table table:name="opportunity-matrix" table:style-name="ta1">
        <table:table-column table:style-name="co5" table:default-cell-style-name="ce23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2"/>
        <table:table-column table:style-name="co17" table:default-cell-style-name="ce17"/>
        <table:table-column table:style-name="co18" table:default-cell-style-name="ce18"/>
        <table:table-column table:style-name="co2" table:number-columns-repeated="16369" table:default-cell-style-name="ce19"/>
        <table:table-row table:style-name="ro2">
          <table:table-cell table:style-name="ce10"/>
          <table:table-cell office:value-type="string" table:style-name="ce11">
            <text:p>Relations to asset register</text:p>
          </table:table-cell>
          <table:table-cell office:value-type="string" table:style-name="ce11">
            <text:p>Relations to geometry</text:p>
          </table:table-cell>
          <table:table-cell office:value-type="string" table:style-name="ce11">
            <text:p>Relation to personal data</text:p>
          </table:table-cell>
          <table:table-cell office:value-type="string" table:style-name="ce11">
            <text:p>Location based job ticketing</text:p>
          </table:table-cell>
          <table:table-cell office:value-type="string" table:style-name="ce11">
            <text:p>Automatic firmware updates</text:p>
          </table:table-cell>
          <table:table-cell office:value-type="string" table:style-name="ce11">
            <text:p>Utilisation</text:p>
          </table:table-cell>
          <table:table-cell office:value-type="string" table:style-name="ce11">
            <text:p>Reserves of consumables</text:p>
          </table:table-cell>
          <table:table-cell office:value-type="string" table:style-name="ce11">
            <text:p>Reporting zone environmental conditions</text:p>
          </table:table-cell>
          <table:table-cell office:value-type="string" table:style-name="ce11">
            <text:p>Alarms for zone environmental conditions</text:p>
          </table:table-cell>
          <table:table-cell office:value-type="string" table:style-name="ce11">
            <text:p>Control of environmental conditions</text:p>
          </table:table-cell>
          <table:table-cell office:value-type="string" table:style-name="ce11">
            <text:p>Legionnaires risk</text:p>
          </table:table-cell>
          <table:table-cell office:value-type="string" table:style-name="ce12">
            <text:p>Augmented reality (any desired combination of available points)</text:p>
          </table:table-cell>
          <table:table-cell office:value-type="string" table:style-name="ce13">
            <text:p>Fault detection, diagnostics and automated maintenance (requires all available points)</text:p>
          </table:table-cell>
          <table:table-cell office:value-type="string" table:style-name="ce14">
            <text:p>Commissioning of life-safety systems (life-safety risk, not recommended)</text:p>
          </table:table-cell>
          <table:table-cell table:number-columns-repeated="16369" table:style-name="ce15"/>
        </table:table-row>
        <table:table-row table:style-name="ro3">
          <table:table-cell office:value-type="string" table:style-name="ce16">
            <text:p>equipment_manufacturer_lab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6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equipment_model_lab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6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equipment_guid_lab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Essential</text:p>
          </table:table-cell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gas_volume_accumulator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number-columns-repeated="5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energy_accumulator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number-columns-repeated="5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water_volume_accumulator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style-name="ce20"/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4">
          <table:table-cell office:value-type="string" table:style-name="ce21">
            <text:p>zone_occupancy_status:</text:p>
            <text:p>- OCCUPIED</text:p>
            <text:p>- UNKNOWN</text:p>
            <text:p>- UNOCCUPIED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battery_charge_percentag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refrigerant_evaporator_press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refrigerant_condenser_press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refrigerant_suction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1">
          <table:table-cell office:value-type="string" table:style-name="ce16">
            <text:p>refrigerant_discharge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evaporator_press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refrigerant_evaporator_saturation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flowrat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filter_differential_press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condenser_press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refrigerant_condenser_saturation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refrigerant_evaporator_saturation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gas_temperatur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gas_flowrate_sensor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5">
          <table:table-cell office:value-type="string" table:style-name="ce21">
            <text:p>broken_cable_alarm:</text:p>
            <text:p>- ACTIVE</text:p>
            <text:p>- INACTIVE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gas_leak_detection_alarm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water_leak_detection_alarm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5">
          <table:table-cell office:value-type="string" table:style-name="ce21">
            <text:p>low_level_status:</text:p>
            <text:p>- PRESENT</text:p>
            <text:p>- ABSENT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8"/>
          <table:table-cell table:style-name="ce9"/>
          <table:table-cell table:number-columns-repeated="16369"/>
        </table:table-row>
        <table:table-row table:style-name="ro5">
          <table:table-cell office:value-type="string" table:style-name="ce21">
            <text:p>high_level_status:</text:p>
            <text:p>- PRESENT</text:p>
            <text:p>- ABSENT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24">
            <text:p>illuminance_sensor</text:p>
          </table:table-cell>
          <table:table-cell table:style-name="ce25"/>
          <table:table-cell table:number-columns-repeated="6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zone_air_co2_concentration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zone_air_refrigerant_concentration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zone_air_relative_humidity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zone_air_temperature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zone_air_co_concentration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static_pressure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voc_concentration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voc_percentage_sensor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6">
          <table:table-cell office:value-type="string" table:style-name="ce21">
            <text:p>zone_occupancy_status:</text:p>
            <text:p>- OCCUPIED</text:p>
            <text:p>- UNOCCUPIED</text:p>
            <text:p>- UNKNOWN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co2_concentration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co_concentration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cooling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heating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deadband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relative_humidity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voc_concentration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offset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voc_percentag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unoccupied_heating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string" table:style-name="ce16">
            <text:p>zone_air_occupied_heating_temperature_setpoint</text:p>
          </table:table-cell>
          <table:table-cell table:number-columns-repeated="8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4">
            <text:p>brightness_percentage_command</text:p>
          </table:table-cell>
          <table:table-cell table:style-name="ce26"/>
          <table:table-cell table:number-columns-repeated="8" table:style-name="ce1"/>
          <table:table-cell office:value-type="string" table:style-name="ce6">
            <text:p>X</text:p>
          </table:table-cell>
          <table:table-cell table:style-name="ce1"/>
          <table:table-cell table:style-name="ce22"/>
          <table:table-cell table:style-name="ce17"/>
          <table:table-cell table:style-name="ce18"/>
          <table:table-cell table:number-columns-repeated="16369" table:style-name="ce1"/>
        </table:table-row>
        <table:table-row table:style-name="ro1">
          <table:table-cell office:value-type="string" table:style-name="ce4">
            <text:p>dimmer_percentage_command</text:p>
          </table:table-cell>
          <table:table-cell table:style-name="ce26"/>
          <table:table-cell table:number-columns-repeated="8" table:style-name="ce1"/>
          <table:table-cell office:value-type="string" table:style-name="ce6">
            <text:p>X</text:p>
          </table:table-cell>
          <table:table-cell table:style-name="ce1"/>
          <table:table-cell table:style-name="ce22"/>
          <table:table-cell table:style-name="ce17"/>
          <table:table-cell table:style-name="ce18"/>
          <table:table-cell table:number-columns-repeated="16369" table:style-name="ce1"/>
        </table:table-row>
        <table:table-row table:style-name="ro1">
          <table:table-cell office:value-type="string" table:style-name="ce4">
            <text:p>shade_extent_percentage_command</text:p>
          </table:table-cell>
          <table:table-cell table:style-name="ce26"/>
          <table:table-cell table:number-columns-repeated="8" table:style-name="ce1"/>
          <table:table-cell office:value-type="string" table:style-name="ce6">
            <text:p>X</text:p>
          </table:table-cell>
          <table:table-cell table:style-name="ce1"/>
          <table:table-cell table:style-name="ce22"/>
          <table:table-cell table:style-name="ce17"/>
          <table:table-cell table:style-name="ce18"/>
          <table:table-cell table:number-columns-repeated="16369" table:style-name="ce1"/>
        </table:table-row>
        <table:table-row table:style-name="ro1">
          <table:table-cell office:value-type="string" table:style-name="ce4">
            <text:p>shade_tilt_percentage_command</text:p>
          </table:table-cell>
          <table:table-cell table:style-name="ce26"/>
          <table:table-cell table:number-columns-repeated="8" table:style-name="ce1"/>
          <table:table-cell office:value-type="string" table:style-name="ce6">
            <text:p>X</text:p>
          </table:table-cell>
          <table:table-cell table:style-name="ce1"/>
          <table:table-cell table:style-name="ce22"/>
          <table:table-cell table:style-name="ce17"/>
          <table:table-cell table:style-name="ce18"/>
          <table:table-cell table:number-columns-repeated="16369" table:style-name="ce1"/>
        </table:table-row>
        <table:table-row table:style-name="ro1">
          <table:table-cell office:value-type="string" table:style-name="ce16">
            <text:p>supply_water_flowrat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supply_water_temperatur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primary_supply_water_temperatur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east_supply_water_temperatur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west_supply_water_temperatur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7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east_flowrat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22"/>
          <table:table-cell table:style-name="ce17"/>
          <table:table-cell table:style-name="ce18"/>
          <table:table-cell table:number-columns-repeated="16369"/>
        </table:table-row>
        <table:table-row table:style-name="ro1">
          <table:table-cell office:value-type="string" table:style-name="ce16">
            <text:p>west_flowrate_sensor</text:p>
          </table:table-cell>
          <table:table-cell table:number-columns-repeated="10" table:style-name="ce20"/>
          <table:table-cell office:value-type="string" table:style-name="ce6">
            <text:p>X</text:p>
          </table:table-cell>
          <table:table-cell table:style-name="ce22"/>
          <table:table-cell table:style-name="ce17"/>
          <table:table-cell table:style-name="ce18"/>
          <table:table-cell table:number-columns-repeated="16369"/>
        </table:table-row>
        <table:table-row table:style-name="ro5">
          <table:table-cell office:value-type="string" table:style-name="ce5">
            <text:p>- spray_pump_run_status:</text:p>
            <text:p>- ON</text:p>
            <text:p>- OFF</text:p>
          </table:table-cell>
          <table:table-cell table:style-name="ce26"/>
          <table:table-cell table:number-columns-repeated="9" table:style-name="ce1"/>
          <table:table-cell office:value-type="string" table:style-name="ce6">
            <text:p>X</text:p>
          </table:table-cell>
          <table:table-cell table:style-name="ce22"/>
          <table:table-cell table:style-name="ce17"/>
          <table:table-cell table:style-name="ce18"/>
          <table:table-cell table:number-columns-repeated="16369" table:style-name="ce1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point-types.A1:point-types.A662" table:display-filter-buttons="true">
          <table:filter>
            <table:filter-condition table:field-number="0" table:value=".*.*" table:operator="match"/>
          </table:filter>
        </table:database-range>
        <table:database-range table:target-range-address="point-descriptors.A1:point-descriptors.A22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FMono-Regular" svg:font-family="SFMono-Regula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3-06T18:40:03Z</meta:creation-date>
    <dc:date>2021-03-13T01:49:32Z</dc:date>
  </office:meta>
</office:document-meta>
</file>